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02">
            <text:p>80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42">
            <text:p>842</text:p>
          </table:table-cell>
          <table:table-cell table:style-name="ce23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38">
            <text:p>1238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9">
            <text:p>9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791">
            <text:p>3,791</text:p>
          </table:table-cell>
          <table:table-cell table:style-name="ce22" office:value-type="float" office:value="265">
            <text:p>26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7">
            <text:p>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05">
            <text:p>1,005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427">
            <text:p>6427</text:p>
          </table:table-cell>
          <table:table-cell table:style-name="ce22" office:value-type="float" office:value="966">
            <text:p>96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562">
            <text:p>11562</text:p>
          </table:table-cell>
          <table:table-cell table:style-name="ce22" office:value-type="float" office:value="1171">
            <text:p>117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353">
            <text:p>15353</text:p>
          </table:table-cell>
          <table:table-cell table:style-name="ce22" office:value-type="float" office:value="1436">
            <text:p>143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